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Text_20_body">
      <style:paragraph-properties fo:text-align="center" style:justify-single-word="false" style:writing-mode="lr-tb"/>
    </style:style>
    <style:style style:name="P3" style:family="paragraph" style:parent-style-name="Text_20_body">
      <style:paragraph-properties fo:margin-top="0in" fo:margin-bottom="0in" loext:contextual-spacing="false"/>
    </style:style>
    <style:style style:name="P4" style:family="paragraph" style:parent-style-name="Text_20_body" style:list-style-name="L1">
      <style:paragraph-properties fo:margin-top="0in" fo:margin-bottom="0in" loext:contextual-spacing="false" style:writing-mode="lr-tb"/>
    </style:style>
    <style:style style:name="P5" style:family="paragraph" style:parent-style-name="Text_20_body">
      <style:paragraph-properties fo:margin-top="0in" fo:margin-bottom="0in" loext:contextual-spacing="false"/>
    </style:style>
    <style:style style:name="P6" style:family="paragraph" style:parent-style-name="Text_20_body">
      <style:paragraph-properties style:writing-mode="lr-tb"/>
    </style:style>
    <style:style style:name="P7" style:family="paragraph" style:parent-style-name="Text_20_body" style:list-style-name="L1">
      <style:paragraph-properties style:writing-mode="lr-tb"/>
    </style:style>
    <style:style style:name="P8" style:family="paragraph" style:parent-style-name="Text_20_body">
      <style:paragraph-properties fo:text-align="center" style:justify-single-word="false" style:writing-mode="lr-tb"/>
    </style:style>
    <style:style style:name="P9" style:family="paragraph" style:parent-style-name="Text_20_body">
      <style:paragraph-properties fo:text-align="start" style:justify-single-word="false" style:writing-mode="lr-tb"/>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2-1 Discussion: Symptoms and Problems</text:h>
      <text:p text:style-name="P3">Michael Surdek posted Jun 16, 2022 2:38 PM</text:p>
      <text:p text:style-name="P3"><text:bookmark text:name="d2l_1_94_373"/></text:p>
      <text:section text:style-name="Sect1" text:name="d2l_1_96_153">
        <text:p text:style-name="P1">In the GE customer churn use case, there are issues with the service that could be improved through advanced analytics. These issues appear in the business unit and are currently causing some customers to discontinue the service. The impacts of the issues are considered symptoms and they arise from some root cause, or actual problem. The Symptom v Problem framework, a useful approach in data analytics, "is an investigation that traces the cause and effect trail from the end failure (symptom) back to the root cause (problem)." (Nasir, 2016) This is important because "if the real cause of the problem is not identified, then one is merely addressing the symptoms and the problems will continue to exist." (Nasir, 2016)</text:p>
        <text:p text:style-name="P1">The symptoms that appear in the customer churn case can be high attrition rates, decreasing revenues, or increasing customer complaints. Currently, it is hypothesized that the problem causing these symptoms is the quality of the cellular service that GE partners with for the product. Through advanced analytics, this hypothesis can be upheld or rejected. If rejected, more critical problems may be identified through data mining and modeling. The data contains information on each customer's average service and cell usage as well as personal info such as occupation and marital status. These attributes can all be considered to determine what is actually causing customers to discontinue the service.</text:p>
        <text:p text:style-name="P1">Additionally, advanced analytics can improve the business operations as a whole. At the moment, the data is only uploaded to a central location monthly, and reported to business users at the same frequency. An improved data environment may allow GE to better service customers who are considering cancellation. If the chance of attrition could be predicted on a daily or even weekly basis, those who are most likely to cancel could be approached with better offers or potential resolutions to their concerns.</text:p>
        <text:p text:style-name="P2">References</text:p>
        <text:p text:style-name="P9">Nasir Kader Ali, Noor. <text:span text:style-name="Emphasis">Symptoms Versus Problems Framework (SVP): An Innovative Root Cause Analysis Tool.</text:span> 2016. Universiti Sains Malaysi. Retrieved from http://www.hiba.edu.sy/FCKBIH/Ali%202016%20SYMPTOMS%20VERSUS%20PROBLEMS%20FRAMEWORK.pdf</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5T22:45:04.108442092</meta:creation-date>
    <dc:date>2022-06-19T19:46:39.134898957</dc:date>
    <meta:editing-duration>PT2M39S</meta:editing-duration>
    <meta:editing-cycles>3</meta:editing-cycles>
    <meta:generator>LibreOffice/6.4.7.2$Linux_X86_64 LibreOffice_project/40$Build-2</meta:generator>
    <meta:document-statistic meta:table-count="0" meta:image-count="0" meta:object-count="0" meta:page-count="1" meta:paragraph-count="7" meta:word-count="344" meta:character-count="2261" meta:non-whitespace-character-count="1924"/>
  </office:meta>
</office:document-meta>
</file>